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9958in"/>
    </style:style>
    <style:style style:name="Table1.B" style:family="table-column">
      <style:table-column-properties style:column-width="2.3313in"/>
    </style:style>
    <style:style style:name="Table1.C" style:family="table-column">
      <style:table-column-properties style:column-width="2.16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5.1667in" style:rel-width="100%" fo:margin-top="0in" fo:margin-bottom="0in" table:align="center" style:writing-mode="lr-tb"/>
    </style:style>
    <style:style style:name="Table2.A" style:family="table-column">
      <style:table-column-properties style:column-width="1.4819in" style:rel-column-width="18795*"/>
    </style:style>
    <style:style style:name="Table2.B" style:family="table-column">
      <style:table-column-properties style:column-width="3.6847in" style:rel-column-width="46739*"/>
    </style:style>
    <style:style style:name="Table2.1" style:family="table-row">
      <style:table-row-properties fo:keep-together="auto"/>
    </style:style>
    <style:style style:name="Table2.A1" style:family="table-cell">
      <style:table-cell-properties style:vertical-align="middle" fo:background-color="#ffffff" fo:padding="0.0208in" fo:border="none">
        <style:background-image/>
      </style:table-cell-properties>
    </style:style>
    <style:style style:name="Table3" style:family="table">
      <style:table-properties style:width="5.2083in" fo:margin-left="-0.0208in" fo:margin-top="0in" fo:margin-bottom="0in" table:align="left"/>
    </style:style>
    <style:style style:name="Table3.A" style:family="table-column">
      <style:table-column-properties style:column-width="5.2083in"/>
    </style:style>
    <style:style style:name="Table3.1" style:family="table-row">
      <style:table-row-properties fo:keep-together="auto"/>
    </style:style>
    <style:style style:name="Table3.A1" style:family="table-cell">
      <style:table-cell-properties style:vertical-align="middle" fo:background-color="#ffffff" fo:padding="0.0208in" fo:border="none">
        <style:background-image/>
      </style:table-cell-properties>
    </style:style>
    <style:style style:name="P1" style:family="paragraph" style:parent-style-name="List_20_Paragraph" style:list-style-name="WWNum2">
      <style:paragraph-properties fo:line-height="100%"/>
    </style:style>
    <style:style style:name="P2" style:family="paragraph" style:parent-style-name="List_20_Paragraph" style:list-style-name="WWNum1">
      <style:paragraph-properties fo:line-height="100%"/>
    </style:style>
    <style:style style:name="P3" style:family="paragraph" style:parent-style-name="List_20_Paragraph" style:list-style-name="WWNum3">
      <style:paragraph-properties fo:line-height="100%"/>
    </style:style>
    <style:style style:name="P4" style:family="paragraph" style:parent-style-name="Standard">
      <style:paragraph-properties fo:line-height="100%"/>
    </style:style>
    <style:style style:name="P5" style:family="paragraph" style:parent-style-name="Standard">
      <style:paragraph-properties fo:line-height="100%"/>
      <style:text-properties style:font-name="Times New Roman" fo:font-weight="bold" style:font-weight-asian="bold" style:font-name-complex="Times New Roman1"/>
    </style:style>
    <style:style style:name="P6" style:family="paragraph" style:parent-style-name="Standard">
      <style:paragraph-properties fo:line-height="100%"/>
      <style:text-properties style:font-name="Times New Roman" style:font-name-complex="Times New Roman1"/>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paragraph-properties fo:line-height="100%"/>
      <style:text-properties fo:color="#800000"/>
    </style:style>
    <style:style style:name="P9" style:family="paragraph" style:parent-style-name="Standard">
      <style:paragraph-properties fo:line-height="100%"/>
      <style:text-properties fo:color="#800000" style:font-name="Times New Roman" style:font-name-complex="Times New Roman1"/>
    </style:style>
    <style:style style:name="P10" style:family="paragraph" style:parent-style-name="Standard">
      <style:paragraph-properties fo:margin-left="0in" fo:margin-right="0in" fo:line-height="100%" fo:text-indent="0.5in" style:auto-text-indent="false"/>
    </style:style>
    <style:style style:name="P11" style:family="paragraph" style:parent-style-name="Standard">
      <style:paragraph-properties fo:margin-left="0.5in" fo:margin-right="0in" fo:line-height="100%" fo:text-indent="-0.5in" style:auto-text-indent="false"/>
    </style:style>
    <style:style style:name="P12" style:family="paragraph" style:parent-style-name="Standard">
      <style:paragraph-properties fo:margin-left="0.5in" fo:margin-right="0in" fo:line-height="100%" fo:text-indent="0in" style:auto-text-indent="false"/>
    </style:style>
    <style:style style:name="P13" style:family="paragraph" style:parent-style-name="Standard">
      <style:paragraph-properties fo:line-height="100%" fo:padding-left="0.0555in" fo:padding-right="0.0555in" fo:padding-top="0.0138in" fo:padding-bottom="0.0138in" fo:border="0.51pt solid #00000a"/>
    </style:style>
    <style:style style:name="P14" style:family="paragraph" style:parent-style-name="Standard">
      <style:paragraph-properties fo:line-height="100%" fo:padding-left="0.0555in" fo:padding-right="0.0555in" fo:padding-top="0.0138in" fo:padding-bottom="0.0138in" fo:border="0.51pt solid #00000a"/>
      <style:text-properties fo:color="#800000"/>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text-properties style:font-name="Times New Roman" fo:font-size="9pt" style:font-size-asian="9pt" style:font-name-complex="Times New Roman1" style:font-size-complex="9pt"/>
    </style:style>
    <style:style style:name="P17" style:family="paragraph" style:parent-style-name="Standard">
      <style:paragraph-properties fo:margin-top="0in" fo:margin-bottom="0.1665in" loext:contextual-spacing="false" fo:text-align="center" style:justify-single-word="false"/>
      <style:text-properties fo:font-size="14pt" style:font-size-asian="14pt"/>
    </style:style>
    <style:style style:name="P18" style:family="paragraph" style:parent-style-name="Standard" style:master-page-name="Standard">
      <style:paragraph-properties fo:line-height="100%" style:page-number="auto"/>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style="italic" fo:font-weight="bold" style:font-style-asian="italic" style:font-weight-asian="bold" style:font-name-complex="Times New Roman1"/>
    </style:style>
    <style:style style:name="T3" style:family="text">
      <style:text-properties style:font-name="Times New Roman" fo:font-style="italic" style:font-style-asian="italic" style:font-name-complex="Times New Roman1"/>
    </style:style>
    <style:style style:name="T4" style:family="text">
      <style:text-properties style:font-name="Times New Roman" fo:font-style="italic" style:text-underline-style="none" style:font-style-asian="italic" style:font-name-complex="Times New Roman1"/>
    </style:style>
    <style:style style:name="T5" style:family="text">
      <style:text-properties style:font-name="Times New Roman" style:font-name-complex="Times New Roman1"/>
    </style:style>
    <style:style style:name="T6" style:family="text">
      <style:text-properties style:font-name="Times New Roman" style:font-name-complex="Times New Roman1" style:font-size-complex="9pt"/>
    </style:style>
    <style:style style:name="T7" style:family="text">
      <style:text-properties style:font-name="Times New Roman" fo:font-size="9pt" style:font-size-asian="9pt" style:font-name-complex="Times New Roman1" style:font-size-complex="9pt"/>
    </style:style>
    <style:style style:name="T8" style:family="text">
      <style:text-properties fo:font-size="11pt" fo:font-weight="bold" style:font-size-asian="11pt" style:font-weight-asian="bold"/>
    </style:style>
    <style:style style:name="T9" style:family="text">
      <style:text-properties fo:font-size="11pt" fo:background-color="#ffffff" loext:char-shading-value="0" style:font-size-asian="11pt" style:font-size-complex="11pt"/>
    </style:style>
    <style:style style:name="T10" style:family="text">
      <style:text-properties fo:font-size="11pt" style:font-size-asian="11pt"/>
    </style:style>
    <style:style style:name="T11" style:family="text">
      <style:text-properties fo:font-size="11pt" fo:font-style="italic" style:font-size-asian="11pt" style:font-style-asian="italic"/>
    </style:style>
    <style:style style:name="T12" style:family="text">
      <style:text-properties fo:font-size="14pt" style:font-size-asian="14pt"/>
    </style:style>
    <style:style style:name="T13" style:family="text">
      <style:text-properties fo:color="#800000"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Quizzify</text:span></text:p>
      <text:p text:style-name="P4"><text:span text:style-name="T1">Just Because It’s Healthcare Doesn’t Mean It’s Good for You</text:span></text:p>
      <text:p text:style-name="P5"/>
      <text:p text:style-name="P4"><text:span text:style-name="T1">Why Quizzify?</text:span></text:p>
      <text:p text:style-name="P10"><text:span text:style-name="T1">Management Team</text:span></text:p>
      <text:p text:style-name="P10"><text:span text:style-name="T1">In the Founders’ Own Words</text:span></text:p>
      <text:p text:style-name="P10"><text:span text:style-name="T1">Quizzify Pricing and Guarantees</text:span></text:p>
      <text:p text:style-name="P10"><text:span text:style-name="T1">Quizzify vs. Wellness</text:span></text:p>
      <text:p text:style-name="P4"><text:span text:style-name="T1">Here’s the Beef</text:span></text:p>
      <text:p text:style-name="P10"><text:span text:style-name="T1">The Quizzify Questions</text:span></text:p>
      <text:p text:style-name="P10"><text:span text:style-name="T1">Download the sample</text:span></text:p>
      <text:p text:style-name="P10"><text:span text:style-name="T1">Speedbumps</text:span></text:p>
      <text:p text:style-name="P4"><text:span text:style-name="T1">For Brokers’ Eyes Only</text:span></text:p>
      <text:p text:style-name="P4"><text:span text:style-name="T1">Oh, the Places You’ll Go</text:span></text:p>
      <text:p text:style-name="P10"><text:span text:style-name="T1">Oh, the Places You’ll Go</text:span></text:p>
      <text:p text:style-name="P10"><text:span text:style-name="T1">Integrating Other HR Programs</text:span></text:p>
      <text:p text:style-name="P10"><text:span text:style-name="T1">Customization</text:span></text:p>
      <text:p text:style-name="P4"><text:span text:style-name="T1">Implementation</text:span></text:p>
      <text:p text:style-name="P4"><text:span text:style-name="T1"><text:tab/>Communications</text:span></text:p>
      <text:p text:style-name="P4"><text:span text:style-name="T1"><text:tab/>Implementation</text:span></text:p>
      <text:p text:style-name="P4"><text:span text:style-name="T1"><text:tab/>The “Big Bang” Implementation</text:span></text:p>
      <text:p text:style-name="P4"><text:span text:style-name="T1"><text:tab/></text:span></text:p>
      <text:p text:style-name="P4"><text:span text:style-name="T1">Reporting </text:span></text:p>
      <text:p text:style-name="P10"><text:span text:style-name="T1">General</text:span></text:p>
      <text:p text:style-name="P10"><text:span text:style-name="T1">Reporting on…</text:span><text:span text:style-name="T2">Engagement</text:span><text:span text:style-name="T1"> (Seriously?)</text:span></text:p>
      <text:p text:style-name="P4"><text:span text:style-name="T1">FAQs</text:span></text:p>
      <text:p text:style-name="P5"/>
      <text:p text:style-name="P5"/>
      <text:p text:style-name="P4"><text:span text:style-name="T1">Why Quizzify? <text:s/>The Founders Explain</text:span></text:p>
      <text:p text:style-name="P4"><text:span text:style-name="T5">We are widely known as the first to observe, document, acknowledge and disclose the wellness industry’s abject failure to save money, boost morale, or even simply </text:span><text:a xlink:type="simple" xlink:href="https://khannaonhealthblog.files.wordpress.com/2013/10/bna-health-policy-report-final-pdf_oct-14-2013.pdf" text:style-name="Internet_20_link" text:visited-style-name="Visited_20_Internet_20_Link"><text:span text:style-name="T5">improve the health</text:span></text:a><text:span text:style-name="T5"> of employees, through the conventional “pry, poke, prod and punish” programs that are now in vogue. <text:s/>Since our findings that </text:span><text:soft-page-break/><text:span text:style-name="T5">wellness has failed are irrefutable (</text:span><text:a xlink:type="simple" xlink:href="http://www.theysaidwhat.net" text:style-name="Internet_20_link" text:visited-style-name="Visited_20_Internet_20_Link"><text:span text:style-name="T5">They Said </text:span></text:a><text:a xlink:type="simple" xlink:href="http://www.theysaidwhat.net" text:style-name="Internet_20_link" text:visited-style-name="Visited_20_Internet_20_Link"><text:span text:style-name="T3">What?</text:span></text:a><text:span text:style-name="T5"> displays many examples), on many occasions people would ask us some variation of: “OK, I’m convinced. <text:s/>So what should we do instead?” <text:s/></text:span></text:p>
      <text:p text:style-name="P4"><text:span text:style-name="T5">Until recently, we never had an answer other than “serve healthier foods in the cafeteria and subsidize gym memberships.” <text:s/>Both are good ideas, but don’t reduce costs noticeably if at all. <text:s/>(Not to mention that last we checked, many workplaces don’t have cafeterias.) <text:s text:c="2"/>Eventually it occurred to us that as more and more companies reached the same inevitable conclusion about the futility, cost, and morale damage caused by conventional wellness, alternatives to medicalizing the workplace would be sought. <text:s/>Why not be the ones to provide it?</text:span></text:p>
      <text:p text:style-name="P4"><text:span text:style-name="T5">We asked ourselves, “What if we could solve all the problems of wellness? <text:s/>What if we could save money, boost morale, improve health and engage employees…and do it without invading privacy, requiring personal health information, violating clinical guidelines, or shaming people who fail? <text:s/>And what if we could guarantee each of those things?”</text:span></text:p>
      <text:p text:style-name="P4"><text:span text:style-name="T5">What we came up with is what you are looking at right now. <text:s/></text:span></text:p>
      <text:p text:style-name="P4"><text:span text:style-name="T5">Further, it turns out Quizzify can do much, much more than we originally envisioned. <text:s text:c="2"/>Corporate communications, EEOC lawsuit “inoculation,” workplace challenges, training, benefits design changes…all can be “quizzified” for maximum reach and unique feedback on effectiveness, and most are guaranteed effective. <text:s text:c="2"/>Contact us or more information.</text:span></text:p>
      <text:p text:style-name="P11"><text:span text:style-name="T5">PS<text:tab/>We were routinely advised not to disclose our role in this company, because many benefits consultants -- having been unable to answer questions we have publicly posed and/or having financial relationships with conventional vendors that they need to “place” -- would not reveal Quizzify’s existence to their clients. <text:s/>Despite the risk of being blacklisted by some consulting firms, it would be the height of hypocrisy not to be totally transparent ourselves given our exposés of others for opacity. <text:s text:c="2"/></text:span></text:p>
      <text:p text:style-name="P12"><text:span text:style-name="T5">Sometimes consulting firms, particularly those with long tenures serving an organization, may forget who they are representing. <text:s/>It may be up to you to remind them that what you are paying them for is finding you the best solutions.</text:span></text:p>
      <text:p text:style-name="P5"/>
      <text:p text:style-name="P4"><text:span text:style-name="T1">Quizzify Pricing and Guarantee(s)</text:span></text:p>
      <text:p text:style-name="P4"><text:span text:style-name="T5">Quizzify already has the “Gold Standard” validation from The Validation Institute for its guarantees. This means that it is one of the few population health companies that truly has an impact and captures that impact in its contractual language. <text:s text:c="2"/>(Many vendors will “guarantee” improvements – but those are </text:span><text:a xlink:type="simple" xlink:href="http://theysaidwhat.net/2014/07/23/cigna001/" text:style-name="Internet_20_link" text:visited-style-name="Visited_20_Internet_20_Link"><text:span text:style-name="T5">”improvements” that would have happened anyway</text:span></text:a><text:span text:style-name="T5">. Hence they can’t get this “Gold Standard” validation even though it’s free.) </text:span></text:p>
      <text:p text:style-name="P4"><text:span text:style-name="T5">Including customization, Quizzify will match the price of any “pry, poke, and prod” wellness vendor and will also place 50% of our fees at risk that each of these will improve by 10% or more over your current solution. <text:s/>Depending on what is most important to you, you as the employer may allocate that 50% amongst the following (25% in Years 1 and 2, 50% in Year 3):</text:span></text:p>
      <text:list xml:id="list5705633161079438939" text:style-name="WWNum2">
        <text:list-item>
          <text:p text:style-name="P1"><text:span text:style-name="T1">Utilization reduction (by Year 3)</text:span><text:span text:style-name="T5"> for the 20-30 most worthless procedures, diagnostics and interventions that employees undertake. <text:s/>We can use our list or yours to identify the ones to target. <text:s/>See “The Quizzify Speedbumps” for details on how we make that happen.</text:span></text:p>
        </text:list-item>
        <text:list-item>
          <text:p text:style-name="P1"><text:span text:style-name="T1">Wellness-Sensitive Medical Event Reduction (by Year 3) </text:span><text:span text:style-name="T5"><text:s/>“Medicalizing the workplace” is not necessary or effective in reducing WSMEs. <text:s/>We will either achieve a 10% reduction or else (if you have a concurrent conventional program in place for half your organization and offer </text:span><text:soft-page-break/><text:span text:style-name="T5">Quizzify to the other hand), we will achieve a greater WSME reduction than your wellness vendor.</text:span><text:span text:style-name="T1"> </text:span><text:span text:style-name="T5"><text:s/></text:span></text:p>
        </text:list-item>
        <text:list-item>
          <text:p text:style-name="P1"><text:span text:style-name="T1">Employee participation or engagement</text:span><text:span text:style-name="T5">. <text:s/>You may measure this any way you like, as long as you measure it the same way for both Quizzify and any other vendor you use or have used. <text:s/>Incentives/penalties need to be the same to use this part of the guarantee. <text:s/>(Obviously more people will “participate” the higher the amount of money at stake.)</text:span></text:p>
        </text:list-item>
        <text:list-item>
          <text:p text:style-name="P1"><text:span text:style-name="T1">Employee satisfaction</text:span><text:span text:style-name="T5">. <text:s/>You may measure this any way you like as long as it is measured the same way vs. any other wellness vendor you use or have used, and as long as non-participants are included in the measurement, and as long as equal amounts of incentives/penalties are compared. <text:s/>(For example, Quizzify with a $100 incentive can’t be guaranteed to have higher satisfaction than a conventional HRA/screening program with a $500 incentive.)</text:span></text:p>
        </text:list-item>
      </text:list>
      <text:p text:style-name="P13"><text:span text:style-name="T5">Further, above and beyond that 50%, consider our unique EEOC “inoculation” guarantee: <text:s/>If your company offers Quizzify in lieu of or in addition to (on an equal basis where employees can clearly choose one or the other) a conventional “pry, poke and prod” program, </text:span><text:span text:style-name="T3">we guarantee up to 10x our fees that you will not lose an EEOC lawsuit over wellness.</text:span><text:span text:style-name="T5"> <text:s/></text:span></text:p>
      <text:p text:style-name="P6"/>
      <text:p text:style-name="P8"><text:span text:style-name="T1">Information for Brokers</text:span></text:p>
      <text:p text:style-name="P8"><text:span text:style-name="T2">Attention, Non-Brokers: <text:s/>Do Not Read This Section. <text:s/>If you do, you might learn something that other vendors won’t tell you.</text:span></text:p>
      <text:p text:style-name="P4"><text:span text:style-name="T13">There are more than 1000 wellness vendors. <text:s/>None other than ourselves admits on their websites to paying fees to brokers, but almost all do. <text:s/>Why is that? <text:s/>Because brokers represent the customer while getting compensated by the vendor. <text:s/>Typically the wellness vendor encrypts language under their “For Brokers” section to read something like: <text:s/>“We partner with you” or convey even more </text:span><text:a xlink:type="simple" xlink:href="http://theysaidwhat.net/2014/12/23/wellsteps-trusted-advisors-need-trusted-partners/" text:style-name="Internet_20_link" text:visited-style-name="Visited_20_Internet_20_Link">disingenuous</text:a><text:span text:style-name="T13"> attempts to assure brokers that they’ll get paid--while not alerting customers to the uncomfortable reality that “their” broker is being paid by the wellness vendor. <text:s/></text:span></text:p>
      <text:p text:style-name="P8"><text:span text:style-name="T5">In sharp contrast, the Quizzify commitment to integrity is to be quite upfront about this: <text:s/>we pay commissions. <text:s/>Note: we won’t pay you more than wellness vendors pay. <text:s/>That’s not how we want to win your allegiance. <text:s text:c="2"/>We want to win your allegiance the same way we win customers: <text:s/>by providing the only offering that is USPSTF-compliant, EEOC-inoculated and most importantly guaranteed to be the most fun an employee can have while learning how to become an educated and careful spender of their own and their employer’s health dollars—which is also guaranteed. <text:s/></text:span></text:p>
      <text:p text:style-name="P14"><text:span text:style-name="T5">We will, however “partner” with you in the truest sense of the word, by working side-by-side to ensure smooth implementation and ongoing execution of Quizzify.</text:span></text:p>
      <text:p text:style-name="P6"/>
      <text:p text:style-name="P4"><text:span text:style-name="T1">The Differences between Quizzify and Conventional Wellness</text:span></text:p>
      <text:p text:style-name="P4"><text:span text:style-name="T5">Name an issue with your conventional wellness program, and Quizzify solves it. <text:s/>And where relevant, we guarantee 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6">Issue</text:span></text:p>
          </table:table-cell>
          <table:table-cell table:style-name="Table1.A1" office:value-type="string">
            <text:p text:style-name="P15"><text:span text:style-name="T6">Wellness program approach</text:span></text:p>
          </table:table-cell>
          <table:table-cell table:style-name="Table1.A1" office:value-type="string">
            <text:p text:style-name="P15"><text:span text:style-name="T6">Quizzify approach and guarantee</text:span></text:p>
          </table:table-cell>
        </table:table-row>
        <table:table-row table:style-name="Table1.1">
          <table:table-cell table:style-name="Table1.A1" office:value-type="string">
            <text:p text:style-name="P15"><text:span text:style-name="T7">Philosophy</text:span></text:p>
          </table:table-cell>
          <table:table-cell table:style-name="Table1.A1" office:value-type="string">
            <text:p text:style-name="P15"><text:span text:style-name="T7">Employees don’t get enough medical care, so employers can save money by encouraging, paying, and/or requiring employees to get more.</text:span></text:p>
            <text:p text:style-name="P16"/>
          </table:table-cell>
          <table:table-cell table:style-name="Table1.A1" office:value-type="string">
            <text:p text:style-name="P15"><text:span text:style-name="T7">Many employees get too much medical care already. <text:s/>The best approach is to help them learn how to pursue healthcare interventions only if and when appropriate</text:span></text:p>
            <text:p text:style-name="P16"><text:soft-page-break/></text:p>
          </table:table-cell>
        </table:table-row>
        <table:table-row table:style-name="Table1.1">
          <table:table-cell table:style-name="Table1.A1" office:value-type="string">
            <text:p text:style-name="P15"><text:span text:style-name="T7">Cost Savings Target</text:span></text:p>
            <text:p text:style-name="P16"/>
          </table:table-cell>
          <table:table-cell table:style-name="Table1.A1" office:value-type="string">
            <text:p text:style-name="P15"><text:span text:style-name="T7">Avoiding wellness-sensitive medical events (WSMEs), which account for </text:span><text:a xlink:type="simple" xlink:href="https://dismgmt.files.wordpress.com/2014/10/official-govt-data-on-wsmes-in-private-sector.png" text:style-name="Internet_20_link" text:visited-style-name="Visited_20_Internet_20_Link"><text:span text:style-name="T7">less than 4%</text:span></text:a><text:span text:style-name="T7"> of your spending, most of which is not avoidable. <text:s/>(Wellness vendors can’t save money on non-wellness-related medical care at all.)</text:span></text:p>
            <text:p text:style-name="P16"/>
          </table:table-cell>
          <table:table-cell table:style-name="Table1.A1" office:value-type="string">
            <text:p text:style-name="P15"><text:span text:style-name="T7">Reducing waste and overuse, which account for </text:span><text:a xlink:type="simple" xlink:href="http://healthaffairs.org/healthpolicybriefs/brief_pdfs/healthpolicybrief_82.pdf" text:style-name="Internet_20_link" text:visited-style-name="Visited_20_Internet_20_Link"><text:span text:style-name="T7">about a third</text:span></text:a><text:span text:style-name="T7"> of your spending…and also reducing WSMEs by more than a wellness program would</text:span></text:p>
          </table:table-cell>
        </table:table-row>
        <table:table-row table:style-name="Table1.1">
          <table:table-cell table:style-name="Table1.A1" office:value-type="string">
            <text:p text:style-name="P15"><text:span text:style-name="T7">Perceived invasion of employee privacy by asking intrusive questions, weighing them etc.</text:span></text:p>
            <text:p text:style-name="P16"/>
          </table:table-cell>
          <table:table-cell table:style-name="Table1.A1" office:value-type="string">
            <text:p text:style-name="P15"><text:span text:style-name="T7">Explain that no one is supposed to see the results.</text:span></text:p>
          </table:table-cell>
          <table:table-cell table:style-name="Table1.A1" office:value-type="string">
            <text:p text:style-name="P15"><text:span text:style-name="T7">Don’t ask personal questions or weigh people. </text:span></text:p>
          </table:table-cell>
        </table:table-row>
        <table:table-row table:style-name="Table1.1">
          <table:table-cell table:style-name="Table1.A1" office:value-type="string">
            <text:p text:style-name="P15"><text:span text:style-name="T7">Employees lying on health risk assessments, losing respect for your organization</text:span></text:p>
            <text:p text:style-name="P16"/>
          </table:table-cell>
          <table:table-cell table:style-name="Table1.A1" office:value-type="string">
            <text:p text:style-name="P15"><text:span text:style-name="T7">Conveying to them the importance of telling the truth</text:span></text:p>
          </table:table-cell>
          <table:table-cell table:style-name="Table1.A1" office:value-type="string">
            <text:p text:style-name="P15"><text:span text:style-name="T7">Don’t put them in a position where they need to lie</text:span></text:p>
          </table:table-cell>
        </table:table-row>
        <table:table-row table:style-name="Table1.1">
          <table:table-cell table:style-name="Table1.A1" office:value-type="string">
            <text:p text:style-name="P15"><text:span text:style-name="T7">Compliance with </text:span><text:a xlink:type="simple" xlink:href="http://www.uspreventiveservicestaskforce.org/Page/Name/recommendations" text:style-name="Internet_20_link" text:visited-style-name="Visited_20_Internet_20_Link"><text:span text:style-name="T7">official</text:span></text:a><text:span text:style-name="T7"> screening guidelines </text:span></text:p>
          </table:table-cell>
          <table:table-cell table:style-name="Table1.A1" office:value-type="string">
            <text:p text:style-name="P15"><text:span text:style-name="T7">Don’t comply with guidelines. <text:s/>(Vendors need to screen employees annually in order to make a profit. <text:s/>Guidelines recommend far less frequent screening in order to avoid overdiagnosis and hazardous and expensive overtreatment.)</text:span></text:p>
            <text:p text:style-name="P16"/>
          </table:table-cell>
          <table:table-cell table:style-name="Table1.A1" office:value-type="string">
            <text:p text:style-name="P15"><text:span text:style-name="T7">Teach employees how to comply with guidelines to keep themselves healthy without undue risk of overtreatment..</text:span></text:p>
          </table:table-cell>
        </table:table-row>
        <table:table-row table:style-name="Table1.1">
          <table:table-cell table:style-name="Table1.A1" office:value-type="string">
            <text:p text:style-name="P15"><text:span text:style-name="T7">Requiring and storing personal health information (PHI)</text:span></text:p>
          </table:table-cell>
          <table:table-cell table:style-name="Table1.A1" office:value-type="string">
            <text:p text:style-name="P15"><text:span text:style-name="T7">Assure employees their information is safe, spend a lot of money (reflected in their price to you) for HIPAA compliance</text:span></text:p>
            <text:p text:style-name="P16"/>
          </table:table-cell>
          <table:table-cell table:style-name="Table1.A1" office:value-type="string">
            <text:p text:style-name="P15"><text:span text:style-name="T7">Don’t require PHI…or even employee names</text:span></text:p>
          </table:table-cell>
        </table:table-row>
        <table:table-row table:style-name="Table1.1">
          <table:table-cell table:style-name="Table1.A1" office:value-type="string">
            <text:p text:style-name="P15"><text:span text:style-name="T7">Employee resentment and morale damage</text:span></text:p>
          </table:table-cell>
          <table:table-cell table:style-name="Table1.A1" office:value-type="string">
            <text:p text:style-name="P15"><text:span text:style-name="T7">Recommend communications plan about how these programs will make employees happy whether they like it or not (ok, we’re exaggerating, but it’s a good line)</text:span></text:p>
            <text:p text:style-name="P16"/>
          </table:table-cell>
          <table:table-cell table:style-name="Table1.A1" office:value-type="string">
            <text:p text:style-name="P15"><text:span text:style-name="T7">Create a program that’s fun and educational, and guarantee engagement and satisfaction</text:span></text:p>
          </table:table-cell>
        </table:table-row>
        <table:table-row table:style-name="Table1.1">
          <table:table-cell table:style-name="Table1.A1" office:value-type="string">
            <text:p text:style-name="P15"><text:span text:style-name="T7">Measure outcomes</text:span></text:p>
          </table:table-cell>
          <table:table-cell table:style-name="Table1.A1" office:value-type="string">
            <text:p text:style-name="P15"><text:span text:style-name="T7">Compare participants to non-participants, even though that methodology is proven invalid</text:span></text:p>
            <text:p text:style-name="P16"/>
          </table:table-cell>
          <table:table-cell table:style-name="Table1.A1" office:value-type="string">
            <text:p text:style-name="P15"><text:span text:style-name="T7">Obtain </text:span><text:a xlink:type="simple" xlink:href="http://www.validationinstitute.com" text:style-name="Internet_20_link" text:visited-style-name="Visited_20_Internet_20_Link"><text:span text:style-name="T7">www.validationinstitute.com</text:span></text:a><text:span text:style-name="T7"> Gold Standard validation</text:span></text:p>
          </table:table-cell>
        </table:table-row>
        <table:table-row table:style-name="Table1.1">
          <table:table-cell table:style-name="Table1.A1" office:value-type="string">
            <text:p text:style-name="P15"><text:span text:style-name="T7">EEOC lawsuit concerns</text:span></text:p>
            <text:p text:style-name="P16"/>
          </table:table-cell>
          <table:table-cell table:style-name="Table1.A1" office:value-type="string">
            <text:p text:style-name="P15"><text:span text:style-name="T7">None</text:span></text:p>
          </table:table-cell>
          <table:table-cell table:style-name="Table1.A1" office:value-type="string">
            <text:p text:style-name="P15"><text:span text:style-name="T7">Fees guaranteed 10-to-1 that you will not lose an EEOC wellness lawsuit</text:span></text:p>
          </table:table-cell>
        </table:table-row>
        <table:table-row table:style-name="Table1.1">
          <table:table-cell table:style-name="Table1.A1" office:value-type="string">
            <text:p text:style-name="P15"><text:span text:style-name="T7">Save money</text:span></text:p>
            <text:p text:style-name="P16"/>
          </table:table-cell>
          <table:table-cell table:style-name="Table1.A1" office:value-type="string">
            <text:p text:style-name="P15"><text:span text:style-name="T7">Not without </text:span><text:a xlink:type="simple" xlink:href="http://healthaffairs.org/blog/2014/11/25/workplace-wellness-produces-no-savings/" text:style-name="Internet_20_link" text:visited-style-name="Visited_20_Internet_20_Link"><text:span text:style-name="T7">making up</text:span></text:a><text:span text:style-name="T7"> the methodology</text:span></text:p>
          </table:table-cell>
          <table:table-cell table:style-name="Table1.A1" office:value-type="string">
            <text:p text:style-name="P15"><text:span text:style-name="T7">Guaranteed, using valid methodology</text:span></text:p>
          </table:table-cell>
        </table:table-row>
        <table:table-row table:style-name="Table1.1">
          <table:table-cell table:style-name="Table1.A1" office:value-type="string">
            <text:p text:style-name="P15"><text:span text:style-name="T7">Reduce the likelihood of overtreatment (30% of American healthcare spending is wasted)</text:span></text:p>
          </table:table-cell>
          <table:table-cell table:style-name="Table1.A1" office:value-type="string">
            <text:p text:style-name="P15"><text:span text:style-name="T7">Require screenings and physician visits regardless of need… </text:span><text:a xlink:type="simple" xlink:href="http://thehealthcareblog.com/blog/2013/11/07/hyperdiagnosis-the-wellness-industry-doubles-down-on-overdiagnosis/" text:style-name="Internet_20_link" text:visited-style-name="Visited_20_Internet_20_Link"><text:span text:style-name="T7">bragging</text:span></text:a><text:span text:style-name="T7"> about how many risk factors they find and leading many employees into the “treatment trap.”</text:span></text:p>
          </table:table-cell>
          <table:table-cell table:style-name="Table1.A1" office:value-type="string">
            <text:p text:style-name="P15"><text:span text:style-name="T7">Educate employees that “just because it’s heathcare doesn’t mean it’s good for you.”</text:span></text:p>
          </table:table-cell>
        </table:table-row>
      </table:table>
      <text:p text:style-name="P6"/>
      <text:p text:style-name="P6"/>
      <text:p text:style-name="P4"><text:span text:style-name="T1">Oh, the Places You’ll Go…</text:span></text:p>
      <text:p text:style-name="P4"><text:span text:style-name="T5">Quizzify is endlessly flexible and can become your go-to tool for training, corporate communications, benefit design changes, interdepartmental challenges, and much more. <text:s/>Consider an application in corporate communications. Once employees get accustomed to the Quizzify tool, you can customize your own questions any time you want to determine whether employees are “getting” what you are trying to tell them, using this simple process:</text:span></text:p>
      <text:list xml:id="list6574884159191986337" text:style-name="WWNum1">
        <text:list-item>
          <text:p text:style-name="P2"><text:span text:style-name="T5">You send the memo (or however you communicate with them now)</text:span></text:p>
        </text:list-item>
        <text:list-item>
          <text:p text:style-name="P2"><text:span text:style-name="T5">The next day (or week or whenever), you ask them some questions and offer them $1/question less $.25 for each wrong answer. <text:s/>You can hint that they can look up the answers. <text:s/>(Since it is not </text:span><text:soft-page-break/><text:span text:style-name="T5">easy to write a good question, we can write them for you. <text:s/>For a reasonable fee, you just give us the information you want imparted and we’ll turn it into questions.) </text:span></text:p>
        </text:list-item>
        <text:list-item>
          <text:p text:style-name="P2"><text:span text:style-name="T5">Many employees will indeed “cheat,” just like you suggested and review the communication you sent them – and then answer the questions and collect their money</text:span></text:p>
        </text:list-item>
        <text:list-item>
          <text:p text:style-name="P2"><text:span text:style-name="T5">You will know in close-to-real-time reports how many people answered the questions, and which ones they generally got wrong despite the opportunity to look up the answers</text:span></text:p>
        </text:list-item>
        <text:list-item>
          <text:p text:style-name="P2"><text:span text:style-name="T5">You can then either reword the memo with emphasis on the missed questions, or if most of the people are getting most of the questions, you can declare victory and get on with the rest of your life.</text:span></text:p>
        </text:list-item>
      </text:list>
      <text:p text:style-name="P4"><text:span text:style-name="T1">The Quizzify Speedbumps</text:span></text:p>
      <text:p text:style-name="P4"><text:span text:style-name="T5">Answering one or two or three multiple-choice questions on some topics isn’t enough to truly impart the lessons on healthcare spending you’d like your employees to learn. <text:s/>For the 20-30 most overused, misunderstood, and/or hazardous procedures, diagnostics and therapies –either in your own experience or using our pre-selected list – we provide in-depth tutorials. <text:s/>We call these “Speedbumps” because we are encouraging employees to slow down before leaping into the treatment trap, in order to learn more about what they are about to do. <text:s/>For instance, most people who get CT scans are not told that they need to have dye injected through an IV or that they will be exposed to radiation 100 to 1000 times greater than an X-ray. <text:s/>Most people who sign up for spinal fusions don’t realize that a huge percentage of these painful surgical fixes don’t “take” and/or were not needed in the first place.</text:span></text:p>
      <text:p text:style-name="P4"><text:span text:style-name="T5">The incentive to “Speedbump” these interventions: <text:s/>Employees who take and pass these quizzes get a (non-transferable) credit towards the intervention in question – should they still want to follow through with it after learning more about it. <text:s text:c="2"/>Some significant number of employees – once they learn the unvarnished reality about some of these overhyped and underwhelming (but very profitable) proposed interventions – will decide to pass on them altogether, while others will at least be considerably more educated about their pitfalls and potential harms, which should facilitate a faster recovery and return to work. <text:s/></text:span></text:p>
      <text:p text:style-name="P4"><text:span text:style-name="T5">We are guaranteeing that by Year 3, the savings from reducing the number of people who follow through with these high-cost, low-value trips into the “treatment trap” will more than offset the cost of the entire Quizzify program, not just cost of the Speedbumps themselves.</text:span></text:p>
      <text:p text:style-name="P4"><text:span text:style-name="T5">Further, because the Quizzify questions and Speedbumps cover wellness topics along with waste and overuse, we also guarantee a reduction in wellness-sensitive medical events by Year 3. <text:s/>(If you split your population in half, we guarantee that the Quizzify half will actually outperform the wellness half…</text:span><text:span text:style-name="T3">in the wellness wheelhouse of wellness-sensitive medical events</text:span><text:span text:style-name="T5">. <text:s/>That’s how much more compelling education is than “pry, poke and prod” programs.)</text:span></text:p>
      <text:p text:style-name="P6"/>
      <text:p text:style-name="P4"><text:span text:style-name="T1">Integrating other programs and offerings</text:span></text:p>
      <text:p text:style-name="P4"><text:span text:style-name="T5">As a human resources executive, you are no doubt painfully aware that many of your well-intentioned offerings designed to assist employees go under- or unutilized, largely due to lack of awareness. <text:s/>On the other hand, you can’t blast-email the information about all of them to all your employees. <text:s/>That would be information overload by itself, and also competes with all the other information that employees need to absorb from other sources within your organization. <text:s text:c="2"/>Quizzify offers the opportunity for employees to select the programs they most want to be on the mailing list for, so that they will receive only the information of most value to them.</text:span></text:p>
      <text:p text:style-name="P4"><text:span text:style-name="T5">Just the way employees “opt in” to the Speedbumps of interest to them, they can opt in to the mailing list to be kept apprised of the programs of most interest. <text:s text:c="2"/>After each set of 20 questions, before they can </text:span><text:soft-page-break/><text:span text:style-name="T5">continue, they select 2-4 topics from the Speedbumps and your own programs (that you customize the summary of). <text:s text:c="2"/>Employees can’t skip them altogether, nor do we recommend letting them pick all the topics. <text:s/>The choice of topics and number of topics to be chosen is up to you. </text:span></text:p>
      <text:p text:style-name="P4"><text:span text:style-name="T5">Example:</text:span></text:p>
      <text:p text:style-name="P6"/>
      <text:p text:style-name="P6"/>
      <text:p text:style-name="P6"/>
      <text:p text:style-name="P4"><text:span text:style-name="T1">The Quizzify Questions</text:span></text:p>
      <text:p text:style-name="P4"><text:span text:style-name="T5">The questions are all over the healthcare map. <text:s/>They cover children and aging parents. They cover not just how to stay healthy, but also what to do when you’re not. <text:s text:c="2"/>Far more Americans are harmed by too much healthcare than too little. <text:s/>Our mantra: just because it’s healthcare doesn’t mean it’s good for you.</text:span></text:p>
      <text:p text:style-name="P4"><text:span text:style-name="T5">And there are no clichés in our questions. <text:s/>For instance, no lectures on that perennial HRA mainstay: <text:s/>buckling your seatbelt. <text:s/>Employees who don’t buckle their seat belts now aren’t going to start because a computer tells them to. <text:s text:c="2"/></text:span></text:p>
      <text:p text:style-name="P4"><text:span text:style-name="T5">Nor do we even tell people to stop smoking. <text:s/>If you have smokers who don’t realize they should stop (or for that matter don’t realize they should buckle their seat belts), you’ve got bigger problems. <text:s/>Instead, we are much more subtle about it. <text:s/>For instance, we might ask how much extra a 30-year-old smoker in the 25% tax bracket needs to earn in order to pay for this habit over a lifetime. <text:s/>It turns out this figure has a lot of digits in it.</text:span></text:p>
      <text:p text:style-name="P4"><text:span text:style-name="T5">Or, we might have a question asking smokers what it means if they see substantial blood in their urine. <text:s/>(ANS: Probably bladder cancer, one of the lesser-appreciated cancers tied closely to smoking.) <text:s text:c="2"/>These are more subtle ways of noodging people into smoking cessation than lecturing at them. <text:s/>And as noted, we can also help smokers find their way to cessation programs or incentives that you offer but that they don’t know about.</text:span></text:p>
      <text:p text:style-name="P4"><text:span text:style-name="T5">The questions are written to be accessible, entertaining, occasionally funny (just occasionally—hey, you try writing an amusing question on bladder cancer)…and educational. <text:s/>Unlike in wellness where widespread cheating on HRAs encourages a culture of deceit and a lot of laughter at your expense, we </text:span><text:span text:style-name="T3">want </text:span><text:span text:style-name="T5">employees to cheat. <text:s/>Cheating is good. <text:s/>Because of the way the rewards are designed (typically $1.00 for each right answer less $0.25 for each wrong one), there is an incentive to get the answers right by looking them up. <text:s/>And that’s how people learn.</text:span></text:p>
      <text:p text:style-name="P4"><text:span text:style-name="T5">The question database is the work of the Quizzify staff, with input from many sources, carefully fact-checked and linked. <text:s text:c="2"/>If you think you’ve found an error, you can win $10 if we agree (good luck with that) by hitting “contact us/report error.” <text:s/>More than likely, we’ll send you back an explanation of why our answer is right. <text:s/>For instance, please do not write to us to tell us that we’re wrong, and salt is bad for you. <text:s/>Nope. <text:s/>It turns out that, like shrimp, eggs, tropical oils, and even red meat, salt -- in moderation -- has been rehabilitated. <text:s/>In fact, </text:span><text:span text:style-name="T3">insufficient</text:span><text:span text:style-name="T5"> salt poses a health hazard too. Don’t believe us? <text:s/>Google-news it. <text:s/>In any event, our answers don’t recommend salting your potato chips. <text:s/>Rather, we say trying to “focus” on everything means you’ll focus on nothing. <text:s/>Sugars are way worse for you than salt. <text:s/>That’s where you need to focus and that’s what you need to minimize. </text:span></text:p>
      <text:p text:style-name="P4"><text:span text:style-name="T5">The question-writing staff reports to our Grand Inquisitor, Al Lewis. <text:s/>Al has hosted two trivia-based TV series in the greater Boston market. <text:s/>He also wrote the bestselling </text:span><text:span text:style-name="T3">Newsweek Presents the Ultimate Trivia Game, </text:span><text:span text:style-name="T5">praised by </text:span><text:span text:style-name="T3">Games</text:span><text:span text:style-name="T5"> Magazine for its “unusually interesting questions.” <text:s text:c="2"/>And, here he is, May 27, 1987…on: <text:s/></text:span><text:span text:style-name="T3">Jeopardy! <text:s/></text:span><text:span text:style-name="T5"><text:s/>To this day, he and Alex Trebek remain best buddies. <text:s/>Not. <text:s/>Actually, Mr. Trebek </text:span><text:soft-page-break/><text:span text:style-name="T5">is prohibited from talking to the contestants on the day of the tapings, a leftover security precaution dating back to the quiz show scandal. <text:s/>And in any event he is unlikely to remember Al, who didn’t exactly light up the scoreboard. <text:s/>(The champ – on Al’s right – is Bob Verini. <text:s/>Bob went on to win the Tournament of Champions both for the year and later for the decade. <text:s/>And now we are pleased to announce that he is contributing questions to our database.) <text:s/></text:span></text:p>
      <text:p text:style-name="P4"><text:span text:style-name="T5">Ah, but enough about us. <text:s/>Let’s talk about you. <text:s/>Download a set of (copyrighted) questions right here, and see how you do. <text:s/></text:span></text:p>
      <text:p text:style-name="P6"/>
      <text:p text:style-name="P4"><text:span text:style-name="T5">So now you’ve done it. <text:s/>You saw for yourself that we grab your attention right away. <text:s/>You laughed, you learned, and admit it: <text:s/>you want to play some more. <text:s text:c="2"/>Imagine that! <text:s/>A “wellness” (really, health education) program that employees are actually going to like! <text:s text:c="2"/></text:span></text:p>
      <text:p text:style-name="P6"/>
      <text:p text:style-name="P4"><text:span text:style-name="T1">FAQs</text:span></text:p>
      <text:p text:style-name="P4"><text:span text:style-name="T1">Q: You don’t seem to like conventional wellness programs, to put it mildly. <text:s/>Does that mean we need to terminate our current program to use yours?</text:span></text:p>
      <text:p text:style-name="P4"><text:span text:style-name="T5">A: You can keep your current program. <text:s/></text:span></text:p>
      <text:list xml:id="list6106379042839277013" text:style-name="WWNum3">
        <text:list-item>
          <text:p text:style-name="P3"><text:span text:style-name="T5">Quizzify can be implemented side-by-side with conventional wellness. <text:s/>Our EEOC Inoculation Guarantee (10x fees at risk) only requires that Quizzify be offered on an equal footing as an option. <text:s/></text:span></text:p>
        </text:list-item>
        <text:list-item>
          <text:p text:style-name="P3"><text:span text:style-name="T5">We are strong believers in wellness done </text:span><text:span text:style-name="T3">for</text:span><text:span text:style-name="T5"> employees instead of </text:span><text:span text:style-name="T3">to </text:span><text:span text:style-name="T5">employees. <text:s/>(We actually invented that phrase, on p. 122 of </text:span><text:a xlink:type="simple" xlink:href="http://www.amazon.com/Cracking-Health-Costs-Companys-Employees/dp/1118636481/ref=pd_sim_b_1" text:style-name="Internet_20_link" text:visited-style-name="Visited_20_Internet_20_Link"><text:span text:style-name="T4">Cracking Health Costs</text:span></text:a><text:span text:style-name="T5">.) <text:s text:c="3"/>That means we can assist you in keeping the best components of your current program and swapping out the rest for Quizzify. <text:s/></text:span></text:p>
        </text:list-item>
        <text:list-item>
          <text:p text:style-name="P3"><text:span text:style-name="T5">We can even customize questions for you to teach employees about your current wellness program. <text:s/></text:span></text:p>
        </text:list-item>
        <text:list-item>
          <text:p text:style-name="P3"><text:span text:style-name="T5">Ironically we would like you to keep your current program as an option so that you can see how much better ours works in real time. <text:s/>We guarantee it.</text:span></text:p>
        </text:list-item>
      </text:list>
      <text:p text:style-name="P4"><text:span text:style-name="T1">Q: <text:s/>How does our current wellness staff fit in with this model?</text:span></text:p>
      <text:p text:style-name="P4"><text:span text:style-name="T5">A: <text:s/>They can focus on the part of their job that they’ve wanted to do all along: <text:s/>helping employees become healthier. They will be thrilled to do wellness </text:span><text:span text:style-name="T3">for </text:span><text:span text:style-name="T5">employees instead of to them, trying to coax them into weigh-ins and blood draws that most want nothing to do with. <text:s/>In terms of the difference in job satisfaction, one is reminded of the East Berlin border guard who, after being told to open the gates, remarked how much better he liked his job now that he could let people through instead of shooting them.</text:span></text:p>
      <text:p text:style-name="P4"><text:span text:style-name="T1">Q: A few of the sample questions were hard. <text:s/>If we don’t know the answers, how can we expect our employees to know them? </text:span></text:p>
      <text:p text:style-name="P4"><text:span text:style-name="T5">A: The point is that you and they shouldn’t know the answers already. <text:s/>Otherwise, why ask the questions? <text:s/>The idea is to learn the answers. <text:s/>Having said that, we do review our questions periodically and adjust those which people are both spending a lot of time on and also not getting right.</text:span></text:p>
      <text:p text:style-name="P4"><text:span text:style-name="T1">Q: We see what you are doing to make this material fun and cool, but we think some of these questions and the wording of some others is too edgy for our leadership to accept. <text:s/>Can we change some working?</text:span></text:p>
      <text:p text:style-name="P4"><text:span text:style-name="T5">A: <text:s/>We can reword, rework and remove questions as you like.</text:span></text:p>
      <text:p text:style-name="P4"><text:soft-page-break/><text:span text:style-name="T1">Q: <text:s/>How many questions do you have in stock?</text:span></text:p>
      <text:p text:style-name="P4"><text:span text:style-name="T5">A: <text:s/>Enough for 2 years, and we are writing them faster than you would use them. <text:s/>We recommend only 100/year. <text:s/>Too many is too much information all at once. <text:s/>And in subsequent years we repeat the 30 most incorrectly answered questions from the previous year, along with the new ones. <text:s/></text:span></text:p>
      <text:p text:style-name="P4"><text:span text:style-name="T1">Q: We keep raising our penalties and incentives and can’t get participation or engagement to increase. <text:s/>Do we need to spend more?</text:span></text:p>
      <text:p text:style-name="P4"><text:span text:style-name="T5">A: <text:s/>No. <text:s/>We recommend budgeting no more than $100 per employee, out of your current incentive or penalty. <text:s text:c="2"/>For programs that nobody wants to participate in, increasing the money at stake is the only blunt instrument available. <text:s/>Quizzify stands on its own merits. <text:s/>A small amount of money at stake adds to the fun but a large amount would make it too much like conventional wellness—all about getting paid and not about the offering itself.</text:span></text:p>
      <text:p text:style-name="P4"><text:span text:style-name="T1">Q: <text:s/>Our benefits designs and choices are rather complex. <text:s/>Can we use Quizzify to determine if employees are “getting” what we are trying to tell them?</text:span></text:p>
      <text:p text:style-name="P4"><text:span text:style-name="T5">A: Of course. <text:s/>We wouldn’t have listed this as an FAQ if we couldn’t. <text:s/></text:span></text:p>
      <text:p text:style-name="P4"><text:span text:style-name="T1">Q: <text:s/>Speaking of which, has anyone ever actually asked any of these FAQs?</text:span></text:p>
      <text:p text:style-name="P4"><text:span text:style-name="T5">A: <text:s/>Nope</text:span></text:p>
      <text:p text:style-name="P4"><text:span text:style-name="T1">Implementation and Communications Plans </text:span></text:p>
      <text:p text:style-name="P4"><text:span text:style-name="T5">Say goodbye to complex “strategic communications plans” where you have to figure out how to position an inherently unpalatable program as fun. <text:s/>(One wellness vendor even has a “Chief Happy Officer.”) <text:s text:c="2"/>And you can also say goodbye to fancy interfaces between your system and the vendor’s. <text:s text:c="2"/></text:span></text:p>
      <text:p text:style-name="P4"><text:span text:style-name="T5">In sharp contrast to wellness (in which entire webinars are held on the subject of communications plans), the Quizzify communications plan is easy because the program is fun. <text:s/>Not much convincing is needed. <text:s/>As you can see from the sample questions, employees can start earning money and having fun in about 30 seconds. <text:s/>We also have some downloadable notes that you can customize. <text:s/>You’ll need to determine how much of your incentive/penalty gets allocated to Quizzify (which in term will determine the value of each question), whether you want the Quizzify app turned off during business hours because you think it might be too much fun and hence too distracting, whether you want to create inter-departmental competitions now or later, and probably a few other things specific to your organization.</text:span></text:p>
      <text:p text:style-name="P4"><text:span text:style-name="T5">The aspect of implementation that requires the most planning is: how does employee performance get tracked and financially accounted for? <text:s text:c="2"/>Since (also in sharp contrast to wellness programs) we don’t require employees to provide names, we have a numbering system for people to keep track of their earnings and get reimbursed for them. <text:s/>There are several ways of doing this. <text:s/>First, we can offer vouchers with unique identifiers for every $20 (or $50 or any other number) earned. <text:s/>They could exchange those vouchers for cash, health savings account deposits, penalty offsets, gift cards or whatever other “currency” you offer. <text:s/>(We recommend that the first voucher be $20 even if the later ones are greater, in order to encourage the initial use.) <text:s/>Second, we can provide an electronic interface with a unique identifier. <text:s text:c="2"/>Finally, you </text:span><text:span text:style-name="T3">could</text:span><text:span text:style-name="T5"> require employees to provide names to get paid. <text:s/>This is easiest but will reduce your participation rate. <text:s/></text:span></text:p>
      <text:p text:style-name="P4"><text:span text:style-name="T5">Next, you may want to review the questions to see if there are any you don’t want include and/or you’d like us to reword. <text:s text:c="2"/>We can also do other customization to the front end.</text:span></text:p>
      <text:p text:style-name="P4"><text:span text:style-name="T5">Finally, you may want to add company-specific questions and company-specific program prompts to the “Speedbumps,” so that employees can get on the emailing list for your own programs as well as the Speedbumps themselves.</text:span></text:p>
      <text:p text:style-name="P13"><text:soft-page-break/><text:span text:style-name="T5">Big-Bang Implementation</text:span></text:p>
      <text:p text:style-name="P13"><text:span text:style-name="T5">We can come to your site(s) with a professional quiz show host and start things off with a live trivia contest, featuring healthcare questions, company-specific questions and general trivia. <text:s/>This is guaranteed to be the most fun employees have ever had at an official company event, or at least an official company event where alcohol isn’t served.</text:span></text:p>
      <text:p text:style-name="P6"/>
      <text:p text:style-name="P4"><text:span text:style-name="T5"><text:s text:c="2"/></text:span></text:p>
      <text:p text:style-name="P5"/>
      <text:p text:style-name="P4"><text:span text:style-name="T1">Customization</text:span></text:p>
      <text:p text:style-name="P4"><text:span text:style-name="T5">We can add, subtract, move/emphasize or change the wording of questions for your employee population. <text:s text:c="2"/>If your employees are or aren’t at a high education level, we can change the positions of questions to favor novice, intermediate or advanced. <text:s text:c="2"/>(The questions automatically sort themselves by age, gender and smoking status of course. <text:s/>We typically advise not sorting by weight because of the importance of not asking employees personal questions, but we can do so if requested.) <text:s/>We work with you to determine the big health-related issues in your organization. <text:s/>Back pain/musculoskeletal? <text:s/>Overutilization? <text:s/>Imaging? Pharmacy? <text:s/>Caesarian sections? <text:s/>Heart attacks? <text:s/>Obesity? <text:s/>Did we mention back pain/musculoskeletal? And then we emphasize those categories.</text:span></text:p>
      <text:p text:style-name="P6"/>
      <text:p text:style-name="P8"><text:span text:style-name="T1">Reporting in General</text:span></text:p>
      <text:p text:style-name="P8"><text:span text:style-name="T5">Our standard reporting is weekly. <text:s text:c="2"/>You’ll have a “dashboard” that will tell you what percentage of employees are participating, which questions they are answering right and wrong, which Speedbumps they are requesting, and how long they are spending on the app, among other things. <text:s text:c="2"/></text:span></text:p>
      <text:p text:style-name="P4"><text:span text:style-name="T13">Our ROI reporting is done annually. <text:s/>Using the exacting specifications of the Validation Institute (rather than “we reduced risk factors among high-risk participants” or “we reduced your trend” charades), we provide you with a claims extraction template that asks you to pull the claims for the procedures, diagnostics and other items that we have guaranteed</text:span><text:bookmark text:name="_GoBack"/><text:span text:style-name="T13"> to reduce. <text:s/>We commit to a turnaround time of 5 business days from correct completion of this template. <text:s/>So theoretically, if you have 90-day claims runout, you could know in early April 2016 how you did in 2015! <text:s/>Even better, if you use </text:span><text:a xlink:type="simple" xlink:href="http://www.healthentic.com" text:style-name="Internet_20_link" text:visited-style-name="Visited_20_Internet_20_Link">www.healthentic.com</text:a><text:span text:style-name="T13"> as your claims analytics engine you can get a 24-hour turnaround, as they have trued up their data warehouse specifications to match ours.</text:span></text:p>
      <text:p text:style-name="P4"><text:span text:style-name="T13">How exacting are these reporting specifications? <text:s/>Your own organization will have met the qualifications for </text:span><text:a xlink:type="simple" xlink:href="http://www.validationinstitute.com/validated-organizations/" text:style-name="Internet_20_link" text:visited-style-name="Visited_20_Internet_20_Link">the Validation Institute’s</text:a><text:span text:style-name="T13"> “Member-facing organization” Gold Standard validation. <text:s/>No other vendor can offer that. <text:s/></text:span></text:p>
      <text:p text:style-name="P9"/>
      <text:p text:style-name="P8"><text:span text:style-name="T1">Reporting on…</text:span><text:span text:style-name="T2">Engagement</text:span><text:span text:style-name="T1">??? <text:s/>Seriously???</text:span></text:p>
      <text:p text:style-name="P8"><text:span text:style-name="T5">We can also, uniquely, report on that elusive variable, the White Whale of Workplace Wellness: <text:s/>engagement.</text:span></text:p>
      <text:p text:style-name="P8"><text:span text:style-name="T5">How, you might ask? <text:s/>We have some questions where the explanation of the right answer is more than 100 words. <text:s text:c="2"/>Instead of squeezing the entire explanation onto one screen, we have options at the bottom: &lt;More&gt; and &lt;Next Question&gt;. <text:s text:c="2"/>Since people have already gotten the answer right and already earned their money, there is absolutely no reason to read the rest of the explanation of the answer other than </text:span><text:soft-page-break/><text:span text:style-name="T5">simply being engaged by the Quizzify quiz. <text:s/>The ratio of people asking for more information to people racing through to the next question is your objective measure of engagement. <text:s/>No other wellness program can objectively measure engagement. <text:s/></text:span></text:p>
      <text:p text:style-name="P8"><text:span text:style-name="T5">Sure, they and we can measure “participation,” but that’s not the same thing. <text:s/>That’s driven by the money, not the inherent worthiness of the program. <text:s/>Want to raise your participation rate? <text:s/>Throw money at a program. <text:s/>Want to improve your employee engagement? <text:s/>Give them a program that actually interests them.</text:span></text:p>
      <text:p text:style-name="P9"/>
      <text:p text:style-name="P4"><text:span text:style-name="T1">Management Team</text:span></text:p>
      <text:p text:style-name="P5"/>
      <table:table table:name="Table3" table:style-name="Table3">
        <table:table-column table:style-name="Table3.A"/>
        <table:table-row table:style-name="Table3.1">
          <table:table-cell table:style-name="Table3.A1" office:value-type="string">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A1" office:value-type="string">
                  <text:p text:style-name="P17"/>
                </table:table-cell>
              </table:table-row>
            </table:table>
            <text:p text:style-name="Normal_20__28_Web_29_"><text:span text:style-name="T8">Al Lewis, Grand Inquisitor</text:span></text:p>
            <text:p text:style-name="Normal_20__28_Web_29_"><text:a xlink:type="simple" xlink:href="https://www.linkedin.com/pub/al-lewis/0/63/579" text:style-name="Internet_20_link" text:visited-style-name="Visited_20_Internet_20_Link"><text:span text:style-name="T9">Al Lewis</text:span></text:a><text:span text:style-name="T10"> wears multiple hats, both professionally and also to cover his bald spot. As an author, his </text:span><text:a xlink:type="simple" xlink:href="http://www.dismgmt.com/why-nobody-believes-praise" text:style-name="Internet_20_link" text:visited-style-name="Visited_20_Internet_20_Link"><text:span text:style-name="T10">critically acclaimed</text:span></text:a><text:span text:style-name="T10"> category-bestselling book on outcomes measurement, </text:span><text:a xlink:type="simple" xlink:href="http://www.amazon.com/Why-Nobody-Believes-Numbers-Distinguishing/dp/1118313186/ref=sr_1_1?ie=UTF8&amp;qid=1338304546&amp;sr=8-1" text:style-name="Internet_20_link" text:visited-style-name="Visited_20_Internet_20_Link"><text:span text:style-name="T11">Why Nobody Believes the Numbers</text:span></text:a><text:span text:style-name="T10">, chronicling and exposing the innumeracy of the health management field, was named 2012 </text:span><text:a xlink:type="simple" xlink:href="http://www.forbes.com/sites/davidshaywitz/2012/12/05/2012-digital-health-awards-company-person-book-of-the-year/" text:style-name="Internet_20_link" text:visited-style-name="Visited_20_Internet_20_Link"><text:span text:style-name="T10">healthcare book of the year</text:span></text:a><text:span text:style-name="T10"> in </text:span><text:span text:style-name="T11">Forbes.</text:span><text:span text:style-name="T10"> <text:s/></text:span><text:a xlink:type="simple" xlink:href="http://www.amazon.com/Cracking-Health-Costs-Companys-Employees/dp/1118636481/ref=zg_bs_2644_15" text:style-name="Internet_20_link" text:visited-style-name="Visited_20_Internet_20_Link"><text:span text:style-name="T11">Cracking Health Costs: <text:s/>How to Cut Your Company’s Health Costs and Provide Employees Better Care</text:span></text:a><text:span text:style-name="T10">, released in 2013, was also a trade bestseller. <text:s/>His 2014 <text:s/></text:span><text:a xlink:type="simple" xlink:href="http://www.amazon.com/Surviving-Workplace-Wellness-Dignity-Finances-ebook/dp/B00HZR2EBE/ref=sr_1_1?ie=UTF8&amp;qid=1390488623&amp;sr=8-1&amp;keywords=surviving+workplace+wellness" text:style-name="Internet_20_link" text:visited-style-name="Visited_20_Internet_20_Link"><text:span text:style-name="T11">Surviving Workplace Wellness</text:span></text:a><text:span text:style-name="T10">, co-authored with Vik Khanna, has also received great </text:span><text:a xlink:type="simple" xlink:href="http://www.amazon.com/Surviving-Workplace-Wellness-Dignity-Finances-ebook/dp/B00HZR2EBE/ref=sr_1_1?ie=UTF8&amp;qid=1390488623&amp;sr=8-1&amp;keywords=surviving+workplace+wellness" text:style-name="Internet_20_link" text:visited-style-name="Visited_20_Internet_20_Link"><text:span text:style-name="T10">accolades</text:span></text:a><text:span text:style-name="T10"> and excerpts have appeared in </text:span><text:a xlink:type="simple" xlink:href="http://blogs.hbr.org/2014/01/the-cure-for-the-common-corporate-wellness-program/#disqus_thread" text:style-name="Internet_20_link" text:visited-style-name="Visited_20_Internet_20_Link"><text:span text:style-name="T11">Harvard Business Review</text:span></text:a><text:span text:style-name="T10"> and elsewhere.</text:span></text:p>
            <text:p text:style-name="Normal_20__28_Web_29_"><text:span text:style-name="T10">As a </text:span><text:a xlink:type="simple" xlink:href="http://www.dismgmt.com" text:style-name="Internet_20_link" text:visited-style-name="Visited_20_Internet_20_Link"><text:span text:style-name="T10">consultant</text:span></text:a><text:span text:style-name="T10">, he is </text:span><text:a xlink:type="simple" xlink:href="http://www.dismgmt.com/testimonials" text:style-name="Internet_20_link" text:visited-style-name="Visited_20_Internet_20_Link"><text:span text:style-name="T10">widely acclaimed</text:span></text:a><text:span text:style-name="T10"> for his expertise in population health outcomes and strategy, and in 2013 was named one of </text:span><text:a xlink:type="simple" xlink:href="http://www.forbes.com/sites/leahbinder/2012/12/20/13-to-watch-in-2013-the-unsung-heroes-changing-health-care-forever/" text:style-name="Internet_20_link" text:visited-style-name="Visited_20_Internet_20_Link"><text:span text:style-name="T10">the unsung heroes changing health care forever</text:span></text:a><text:span text:style-name="T10">. <text:s/>As a validator of outcomes, he has been able to obtain Gold Standard certification for many of his clients, and Quizzify, from the GE-Intel </text:span><text:a xlink:type="simple" xlink:href="http://www.validationinstitute.com" text:style-name="Internet_20_link" text:visited-style-name="Visited_20_Internet_20_Link"><text:span text:style-name="T10">Validation Institute</text:span></text:a><text:span text:style-name="T10">. <text:s/></text:span></text:p>
            <text:p text:style-name="Normal_20__28_Web_29_"><text:span text:style-name="T10">He is also one of the population health field’s most acclaimed </text:span><text:a xlink:type="simple" xlink:href="http://www.dismgmt.com/certs/cora/endorsement#presentation" text:style-name="Internet_20_link" text:visited-style-name="Visited_20_Internet_20_Link"><text:span text:style-name="T10">speakers</text:span></text:a><text:span text:style-name="T10">, as well as a prolific </text:span><text:a xlink:type="simple" xlink:href="http://www.dismgmt.com/in-the-news" text:style-name="Internet_20_link" text:visited-style-name="Visited_20_Internet_20_Link"><text:span text:style-name="T10">author and interviewee</text:span></text:a><text:span text:style-name="T10"> on outcomes economics, having been featured in almost every major lay and healthcare publication. </text:span></text:p>
            <text:p text:style-name="Normal_20__28_Web_29_"><text:span text:style-name="T10">Before entering the population health field, he was a partner at Bain &amp; Company. <text:s/>He holds two degrees from Harvard, where he also taught economics, and his economic policy book was made into a </text:span><text:a xlink:type="simple" xlink:href="http://wamu.org/programs/bigfix" text:style-name="Internet_20_link" text:visited-style-name="Visited_20_Internet_20_Link"><text:span text:style-name="T10">show</text:span></text:a><text:span text:style-name="T10"> on the Washington, DC NPR affiliate.</text:span></text:p>
            <text:p text:style-name="Normal_20__28_Web_29_"><text:span text:style-name="T10">But he still can’t get his kids to clean up their rooms.</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d Lewis</meta:initial-creator>
    <meta:editing-cycles>13</meta:editing-cycles>
    <meta:creation-date>2015-01-25T18:31:00</meta:creation-date>
    <dc:date>2015-02-06T16:48:50.085034000</dc:date>
    <meta:editing-duration>PT2H55M8S</meta:editing-duration>
    <meta:generator>LibreOffice/4.3.5.2$MacOSX_X86_64 LibreOffice_project/3a87456aaa6a95c63eea1c1b3201acedf0751bd5</meta:generator>
    <meta:document-statistic meta:table-count="3" meta:image-count="0" meta:object-count="0" meta:page-count="10" meta:paragraph-count="157" meta:word-count="4850" meta:character-count="29875" meta:non-whitespace-character-count="249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